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69a995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2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3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4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5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6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7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8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9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20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1" style:family="paragraph" style:parent-style-name="Standard">
      <style:text-properties fo:font-weight="normal" officeooo:rsid="002afbe2" officeooo:paragraph-rsid="004a6753" style:font-weight-asian="normal" style:font-weight-complex="normal"/>
    </style:style>
    <style:style style:name="P22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3" style:family="paragraph" style:parent-style-name="Standard">
      <style:text-properties fo:font-weight="normal" officeooo:rsid="0048252b" officeooo:paragraph-rsid="004c10e5" style:font-weight-asian="normal" style:font-weight-complex="normal"/>
    </style:style>
    <style:style style:name="P24" style:family="paragraph" style:parent-style-name="Standard">
      <style:text-properties fo:font-weight="normal" officeooo:rsid="004c10e5" officeooo:paragraph-rsid="004c10e5" style:font-weight-asian="normal" style:font-weight-complex="normal"/>
    </style:style>
    <style:style style:name="P25" style:family="paragraph" style:parent-style-name="Standard">
      <style:text-properties fo:font-weight="normal" officeooo:rsid="00424556" officeooo:paragraph-rsid="005b8285" style:font-weight-asian="normal" style:font-weight-complex="normal"/>
    </style:style>
    <style:style style:name="P26" style:family="paragraph" style:parent-style-name="Standard">
      <style:text-properties fo:font-weight="normal" officeooo:rsid="00424556" officeooo:paragraph-rsid="006503ad" style:font-weight-asian="normal" style:font-weight-complex="normal"/>
    </style:style>
    <style:style style:name="P27" style:family="paragraph" style:parent-style-name="Standard">
      <style:text-properties fo:font-weight="normal" officeooo:rsid="004cec18" officeooo:paragraph-rsid="004cec18" style:font-weight-asian="normal" style:font-weight-complex="normal"/>
    </style:style>
    <style:style style:name="P28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29" style:family="paragraph" style:parent-style-name="Standard">
      <style:text-properties fo:font-weight="normal" officeooo:rsid="006786fe" officeooo:paragraph-rsid="006786fe" style:font-weight-asian="normal" style:font-weight-complex="normal"/>
    </style:style>
    <style:style style:name="P30" style:family="paragraph" style:parent-style-name="Standard">
      <style:text-properties fo:color="#800000" fo:font-weight="normal" officeooo:rsid="003dd3e7" officeooo:paragraph-rsid="003dd3e7" style:font-weight-asian="normal" style:font-weight-complex="normal"/>
    </style:style>
    <style:style style:name="P31" style:family="paragraph" style:parent-style-name="Standard">
      <style:text-properties fo:font-weight="bold" officeooo:rsid="00424556" officeooo:paragraph-rsid="006c78a5" style:font-weight-asian="bold" style:font-weight-complex="bold"/>
    </style:style>
    <style:style style:name="P32" style:family="paragraph" style:parent-style-name="Standard">
      <style:text-properties fo:font-weight="bold" officeooo:rsid="006c78a5" officeooo:paragraph-rsid="006c78a5" style:font-weight-asian="bold" style:font-weight-complex="bold"/>
    </style:style>
    <style:style style:name="P33" style:family="paragraph" style:parent-style-name="Standard">
      <style:text-properties fo:color="#000000" fo:font-weight="normal" officeooo:rsid="006c78a5" officeooo:paragraph-rsid="006c78a5" style:font-weight-asian="normal" style:font-weight-complex="normal"/>
    </style:style>
    <style:style style:name="P34" style:family="paragraph" style:parent-style-name="Standard">
      <style:text-properties fo:color="#000000" fo:font-weight="normal" officeooo:rsid="006ca4f1" officeooo:paragraph-rsid="006ca4f1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45a847"/>
    </style:style>
    <style:style style:name="T3" style:family="text">
      <style:text-properties officeooo:rsid="0048252b"/>
    </style:style>
    <style:style style:name="T4" style:family="text">
      <style:text-properties officeooo:rsid="004905e8"/>
    </style:style>
    <style:style style:name="T5" style:family="text">
      <style:text-properties officeooo:rsid="004a6753"/>
    </style:style>
    <style:style style:name="T6" style:family="text">
      <style:text-properties officeooo:rsid="004c10e5"/>
    </style:style>
    <style:style style:name="T7" style:family="text">
      <style:text-properties fo:font-weight="normal" officeooo:rsid="004cec18" style:font-weight-asian="normal" style:font-weight-complex="normal"/>
    </style:style>
    <style:style style:name="T8" style:family="text">
      <style:text-properties fo:font-weight="normal" officeooo:rsid="0045a847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officeooo:rsid="0045a847"/>
    </style:style>
    <style:style style:name="T11" style:family="text">
      <style:text-properties fo:color="#800000" fo:font-weight="normal" officeooo:rsid="004cec18" style:font-weight-asian="normal" style:font-weight-complex="normal"/>
    </style:style>
    <style:style style:name="T12" style:family="text">
      <style:text-properties fo:color="#800000" fo:font-weight="normal" officeooo:rsid="0045a847" style:font-weight-asian="normal" style:font-weight-complex="normal"/>
    </style:style>
    <style:style style:name="T13" style:family="text">
      <style:text-properties officeooo:rsid="0065991d"/>
    </style:style>
    <style:style style:name="T14" style:family="text">
      <style:text-properties officeooo:rsid="00695324"/>
    </style:style>
    <style:style style:name="T15" style:family="text">
      <style:text-properties officeooo:rsid="0069a995"/>
    </style:style>
    <style:style style:name="T16" style:family="text">
      <style:text-properties officeooo:rsid="006b94de"/>
    </style:style>
    <style:style style:name="T17" style:family="text">
      <style:text-properties fo:color="#000000" fo:font-weight="normal" officeooo:rsid="0045a84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2">sudo subscription-manager repos --enable=<text:span text:style-name="T4">rhel-server-rhscl-7-rpms</text:span></text:p>
      <text:p text:style-name="P21"><text:bookmark-start text:name="__DdeLink__158_1882037245"/>sudo yum -y install <text:span text:style-name="T5">devtoolset-12-gcc.x86_64</text:span><text:bookmark-end text:name="__DdeLink__158_1882037245"/></text:p>
      <text:p text:style-name="P23">sudo yum <text:span text:style-name="T6">-y</text:span> install <text:span text:style-name="T6">devtoolset-12-gcc-c++.x86_64</text:span></text:p>
      <text:p text:style-name="P23">sudo yum <text:span text:style-name="T6">-y</text:span> install <text:span text:style-name="T6">devtoolset-12-gdb.x86_64</text:span></text:p>
      <text:p text:style-name="P24"><text:span text:style-name="T3">sudo yum </text:span>-y<text:span text:style-name="T3"> install </text:span>devtoolset-12-make.x86_64 </text:p>
      <text:p text:style-name="P20">. /opt/rh/devtoolset-<text:span text:style-name="T6">12</text:span>/enable</text:p>
      <text:p text:style-name="P26">sudo yum -y install bison <text:span text:style-name="T2">autoconf automake flex doxygen expect valgrind <text:s/>texinfo python3-pip</text:span></text:p>
      <text:p text:style-name="P12"/>
      <text:p text:style-name="P18"><text:span text:style-name="T9">git clone </text:span><text:a xlink:type="simple" xlink:href="https://github.com/gcc-mirror/gcc/" text:style-name="Internet_20_link" text:visited-style-name="Visited_20_Internet_20_Link">https://github.com/gcc-mirror/gcc/</text:a></text:p>
      <text:p text:style-name="P19"><text:span text:style-name="T9">wget </text:span>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9"><text:span text:style-name="T9">tar -xzvf </text:span><text:a xlink:type="simple" xlink:href="https://ftp.gnu.org/gnu/gcc/gcc-9.3.0/gcc-9.3.0.tar.gz" text:style-name="Internet_20_link" text:visited-style-name="Visited_20_Internet_20_Link">gcc-9.3.0.tar.gz</text:a></text:p>
      <text:p text:style-name="P19"><text:span text:style-name="T9">cd </text:span><text:a xlink:type="simple" xlink:href="https://ftp.gnu.org/gnu/gcc/gcc-9.3.0/gcc-9.3.0.tar.gz" text:style-name="Internet_20_link" text:visited-style-name="Visited_20_Internet_20_Link">gcc-9.3.0</text:a></text:p>
      <text:p text:style-name="P30">mkdir build</text:p>
      <text:p text:style-name="P30">./contrib/download_prerequisites --directory=build</text:p>
      <text:p text:style-name="P30">cd <text:s text:c="3"/>build</text:p>
      <text:p text:style-name="P30">../configure <text:s text:c="42"/>\</text:p>
      <text:p text:style-name="P30"><text:s text:c="4"/>--prefix=/usr <text:s text:c="37"/>\</text:p>
      <text:p text:style-name="P30"><text:s text:c="4"/>--disable-multilib <text:s text:c="32"/>\</text:p>
      <text:p text:style-name="P30"><text:s text:c="4"/>--with-system-zlib <text:s text:c="32"/>\</text:p>
      <text:p text:style-name="P30"><text:s text:c="4"/>--enable-languages=c,c++,d,fortran,go,objc,obj-c++ \</text:p>
      <text:p text:style-name="P30"><text:s text:c="4"/>--program-suffix=-9.3.0</text:p>
      <text:p text:style-name="P30"/>
      <text:p text:style-name="P30">make -j$(nproc)</text:p>
      <text:p text:style-name="P30">sudo make install -j$(nproc)</text:p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16">sudo yum -y install openssl openssl-devel</text:p>
      <text:p text:style-name="P13">./bootstrap <text:span text:style-name="T13">--</text:span>prefix=/usr/local</text:p>
      <text:p text:style-name="P13">make -j$(nproc)</text:p>
      <text:p text:style-name="P13">sudo make install</text:p>
      <text:p text:style-name="P11"/>
      <text:p text:style-name="P14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4">tar -xzvf pcre2-10.44.tar.gz</text:p>
      <text:p text:style-name="P14">cd <text:s/>pcre2-10.44</text:p>
      <text:p text:style-name="P28">sudo yum -y install readline-devel</text:p>
      <text:p text:style-name="P29">sudo yum install -y bzip2-devel.x86_64</text:p>
      <text:p text:style-name="P14">./configure --prefix=/usr <text:s text:c="22"/>\</text:p>
      <text:p text:style-name="P14"><text:s text:c="12"/>--docdir=/usr/share/doc/pcre2-10.44 \</text:p>
      <text:p text:style-name="P14"><text:s text:c="12"/>--enable-unicode <text:s text:c="19"/>\</text:p>
      <text:p text:style-name="P14"><text:s text:c="12"/>--enable-jit <text:s text:c="23"/>\</text:p>
      <text:p text:style-name="P14"><text:s text:c="12"/>--enable-pcre2-16 <text:s text:c="18"/>\</text:p>
      <text:p text:style-name="P14"><text:s text:c="12"/>--enable-pcre2-32 <text:s text:c="18"/>\</text:p>
      <text:p text:style-name="P14"><text:s text:c="12"/>--enable-pcre2grep-libz <text:s text:c="12"/>\</text:p>
      <text:p text:style-name="P14"><text:s text:c="12"/>--enable-pcre2grep-libbz2 <text:s text:c="10"/>\</text:p>
      <text:p text:style-name="P14"><text:s text:c="12"/>--enable-pcre2test-libreadline <text:s text:c="5"/>\</text:p>
      <text:p text:style-name="P14"><text:s text:c="12"/>--disable-static <text:s text:c="19"/>&amp;&amp;</text:p>
      <text:p text:style-name="P14">make</text:p>
      <text:p text:style-name="P15">sudo make install</text:p>
      <text:p text:style-name="P5"><text:soft-page-break/></text:p>
      <text:p text:style-name="P6"><text:span text:style-name="T1">wget</text:span> <text:span text:style-name="T15">https://master.dl.sourceforge.net/project/swig/swig/swig-3.0.0/swig-3.0.0.tar.gz</text:span></text:p>
      <text:p text:style-name="P7">tar -xzvf swig-<text:span text:style-name="T14">3</text:span>.<text:span text:style-name="T14">0</text:span>.<text:span text:style-name="T14">0</text:span>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7">cd swig-<text:span text:style-name="T16">3.0.0</text:span></text:p>
      <text:p text:style-name="P17">./configure</text:p>
      <text:p text:style-name="P17">make</text:p>
      <text:p text:style-name="P17">sudo make install</text:p>
      <text:p text:style-name="P8"/>
      <text:p text:style-name="P25"/>
      <text:p text:style-name="P31"><text:span text:style-name="T10">ccache </text:span></text:p>
      <text:p text:style-name="P32"><text:span text:style-name="T17">wget </text:span><text:a xlink:type="simple" xlink:href="https://github.com/facebook/zstd/archive/refs/tags/v1.5.2.tar.gz" text:style-name="Internet_20_link" text:visited-style-name="Visited_20_Internet_20_Link">https://github.com/facebook/zstd/archive/refs/tags/v1.5.2.tar.gz</text:a></text:p>
      <text:p text:style-name="P33"><text:span text:style-name="T2">tar -xzf v1.5.2.tar.gz</text:span></text:p>
      <text:p text:style-name="P33"><text:span text:style-name="T2">cd zstd-1.5.2</text:span></text:p>
      <text:p text:style-name="P33"><text:span text:style-name="T2">make</text:span></text:p>
      <text:p text:style-name="P33"><text:span text:style-name="T2">sudo make install</text:span></text:p>
      <text:p text:style-name="P33"/>
      <text:p text:style-name="P34">wget https://github.com/ccache/ccache/releases/download/v4.5.1/ccache-4.5.1.tar.gz</text:p>
      <text:p text:style-name="P34">tar -xzf ccache-4.5.1.tar.gz</text:p>
      <text:p text:style-name="P34">cd ccache-4.5.1</text:p>
      <text:p text:style-name="P34">mkdir build</text:p>
      <text:p text:style-name="P34">cd build</text:p>
      <text:p text:style-name="P34">cmake -D CMAKE_BUILD_TYPE=Release ..</text:p>
      <text:p text:style-name="P34">make</text:p>
      <text:p text:style-name="P34">make install</text:p>
      <text:p text:style-name="P31"><text:span text:style-name="T10"/></text:p>
      <text:p text:style-name="P31"><text:span text:style-name="T10">exuberant-ctags gperf <text:s/></text:span><text:span text:style-name="T11">iverilog <text:s/>libc6-dev <text:s/>libcairo2-dev <text:s/>libevent-dev <text:s/>libffi-dev <text:s/>libfontconfig1-dev <text:s/>liblist-moreutils-perl <text:s/>clang-11 </text:span><text:span text:style-name="T7">clang-12 clang-13 </text:span><text:span text:style-name="T11">clang-14 <text:s/>clang-format-14 libxml2-utils tcl8.6-dev <text:s/>tcllib <text:s/>qtbase5-dev <text:s/>libncurses5-dev <text:s/>libreadline-dev <text:s/>libx11-dev <text:s/>libxft-dev <text:s/>libxml++2.6-dev <text:s/>pkg-config python3-lxml</text:span></text:p>
      <text:p text:style-name="P27"><text:s text:c="4"/></text:p>
      <text:p text:style-name="P4">git clone https://github.com/LNIS-Projects/OpenFPGA.git</text:p>
      <text:p text:style-name="P4">cd OpenFPGA</text:p>
      <text:p text:style-name="P4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4T08:42:43.453247538</dc:date>
    <meta:editing-duration>PT10H51M25S</meta:editing-duration>
    <meta:editing-cycles>61</meta:editing-cycles>
    <meta:generator>LibreOffice/5.3.6.1$Linux_X86_64 LibreOffice_project/30$Build-1</meta:generator>
    <meta:document-statistic meta:table-count="0" meta:image-count="0" meta:object-count="0" meta:page-count="2" meta:paragraph-count="76" meta:word-count="249" meta:character-count="3087" meta:non-whitespace-character-count="2489"/>
  </office:meta>
</office:document-meta>
</file>